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文鼎ＰＬ简中楷" svg:font-family="文鼎ＰＬ简中楷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鼎ＰＬ简中楷1" svg:font-family="文鼎ＰＬ简中楷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style:font-name-asian="Courier New"/>
    </style:style>
    <style:style style:name="P3" style:family="paragraph" style:parent-style-name="Standard">
      <style:text-properties style:font-name="Courier New" fo:background-color="#ffff00" style:font-name-asian="Courier New"/>
    </style:style>
    <style:style style:name="P4" style:family="paragraph" style:parent-style-name="Standard">
      <style:text-properties style:font-name="Courier New" fo:font-size="11pt" style:font-name-asian="Courier New" style:font-size-asian="11pt" style:font-size-complex="11pt"/>
    </style:style>
    <style:style style:name="P5" style:family="paragraph" style:parent-style-name="Standard">
      <style:text-properties style:font-name="Courier New" fo:font-size="11pt" fo:font-weight="bold" style:font-name-asian="Courier New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000000" style:font-name="Courier New" fo:background-color="#ffff00" style:font-name-asian="Courier New"/>
    </style:style>
    <style:style style:name="P7" style:family="paragraph" style:parent-style-name="Standard">
      <style:text-properties style:text-line-through-style="none"/>
    </style:style>
    <style:style style:name="T1" style:family="text">
      <style:text-properties fo:color="#800000"/>
    </style:style>
    <style:style style:name="T2" style:family="text">
      <style:text-properties fo:background-color="#ffff00"/>
    </style:style>
    <style:style style:name="T3" style:family="text">
      <style:text-properties fo:color="#00ae00"/>
    </style:style>
    <style:style style:name="T4" style:family="text">
      <style:text-properties fo:color="#0000ff"/>
    </style:style>
    <style:style style:name="T5" style:family="text">
      <style:text-properties fo:color="#0084d1"/>
    </style:style>
    <style:style style:name="T6" style:family="text">
      <style:text-properties fo:color="#ff950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background-color="#ffff00"/>
    </style:style>
    <style:style style:name="T9" style:family="text">
      <style:text-properties fo:color="#000000" style:font-name="Courier New" fo:background-color="#ffff00" style:font-name-asian="Courier New"/>
    </style:style>
    <style:style style:name="T10" style:family="text">
      <style:text-properties style:text-line-through-style="solid"/>
    </style:style>
    <style:style style:name="T11" style:family="text">
      <style:text-properties style:font-name="Courier New"/>
    </style:style>
    <style:style style:name="T12" style:family="text">
      <style:text-properties fo:font-size="11pt"/>
    </style:style>
    <style:style style:name="T13" style:family="text">
      <style:text-properties style:font-name-asian="Courier New"/>
    </style:style>
    <style:style style:name="T14" style:family="text">
      <style:text-properties style:font-size-asian="11pt"/>
    </style:style>
    <style:style style:name="T15" style:family="text">
      <style:text-properties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、已经完成的功能：</text:p>
      <text:p text:style-name="Standard"><text:s text:c="2"/>1、基本正确的语法分析;</text:p>
      <text:p text:style-name="Standard"><text:s text:c="2"/>2、基本正确的语义分析;</text:p>
      <text:p text:style-name="Standard"><text:s text:c="2"/>3、语法分析的错误定位和部分错误恢复;</text:p>
      <text:p text:style-name="Standard"><text:s text:c="2"/>4、语义分析的错误恢复；</text:p>
      <text:p text:style-name="P7"><text:s text:c="2"/>5、语义分析的错误定位。</text:p>
      <text:p text:style-name="Standard"/>
      <text:p text:style-name="Standard">二、尚未完成的功能：</text:p>
      <text:p text:style-name="Standard"><text:s text:c="2"/>1、不能从一些语法错误中恢复，如 “array[] = 0;” 少写了数组访问的下标;</text:p>
      <text:p text:style-name="Standard"><text:s text:c="2"/><text:span text:style-name="T10">2、语义分析的错误定位;</text:span></text:p>
      <text:p text:style-name="Standard"><text:s text:c="2"/><text:span text:style-name="T10">3、数组类型的维数限制;</text:span></text:p>
      <text:p text:style-name="Standard"><text:s text:c="2"/><text:span text:style-name="T10">4、print 和 read 语句的语义分析;</text:span></text:p>
      <text:p text:style-name="Standard"/>
      <text:p text:style-name="Standard">三、测试使用方法：</text:p>
      <text:p text:style-name="Standard"><text:s text:c="2"/>下载打包好的jar 文件，由于没有提供main方法，所以要用实验平台的main方法来测试，</text:p>
      <text:p text:style-name="Standard">您只要把测试的configure.xml中的parserClass和checkerClass设置成如下即可：</text:p>
      <text:p text:style-name="P1">&lt;strCfg name="parserClass" value="edu.ustc.cs.compile.skipoominijool.Parser"/&gt;</text:p>
      <text:p text:style-name="P1">&lt;strCfg name="checkerClass" value="edu.ustc.cs.compile.skipoominijool.Checker"/&gt;</text:p>
      <text:p text:style-name="Standard">并在run.sh/run.bat中包含 CLASSPATH:</text:p>
      <text:p text:style-name="P1">/path/to/jar/file/PB05210411_frontend.jar</text:p>
      <text:p text:style-name="Standard"/>
      <text:p text:style-name="Standard">四、给后端提供的接口：</text:p>
      <text:p text:style-name="Standard">1、ArrayType 可以通过 getProperty("size") 得到数组大小；</text:p>
      <text:p text:style-name="Standard">2、所有的全局变量可以通过定义时的 VariableDeclarationFragment</text:p>
      <text:p text:style-name="Standard">getProperty("value") 得到初始值；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文鼎ＰＬ简中楷" svg:font-family="文鼎ＰＬ简中楷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鼎ＰＬ简中楷1" svg:font-family="文鼎ＰＬ简中楷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文鼎ＰＬ简中楷1" style:font-size-asian="12pt" style:language-asian="zh" style:country-asian="CN" style:font-name-complex="文鼎ＰＬ简中楷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鼎ＰＬ简中楷1" style:font-size-asian="14pt" style:font-name-complex="文鼎ＰＬ简中楷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文鼎ＰＬ简中楷" fo:font-size="10pt" style:font-name-asian="文鼎ＰＬ简中楷" style:font-size-asian="10pt" style:font-name-complex="文鼎ＰＬ简中楷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ijun Bai</meta:initial-creator>
    <meta:creation-date>2008-05-19T11:13:18</meta:creation-date>
    <dc:creator>Aijun Bai</dc:creator>
    <dc:date>2008-06-20T19:41:00</dc:date>
    <meta:editing-cycles>19</meta:editing-cycles>
    <meta:editing-duration>PT53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69" meta:character-count="661"/>
  </office:meta>
</office:document-meta>
</file>